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3.95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4.05cm" fo:min-width="6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83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6.2cm"/>
    </style:style>
    <style:style style:name="gr18" style:family="graphic" style:parent-style-name="standard">
      <style:graphic-properties draw:textarea-horizontal-align="justify" draw:textarea-vertical-align="middle" draw:auto-grow-height="false" fo:min-height="1.95cm" fo:min-width="6.2cm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6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2.85cm" fo:min-width="5.3cm"/>
    </style:style>
    <style:style style:name="gr30" style:family="graphic" style:parent-style-name="standard">
      <style:graphic-properties draw:textarea-horizontal-align="justify" draw:textarea-vertical-align="middle" draw:auto-grow-height="false" fo:min-height="2.95cm" fo:min-width="5.5cm"/>
    </style:style>
    <style:style style:name="gr31" style:family="graphic" style:parent-style-name="standard">
      <style:graphic-properties draw:textarea-horizontal-align="justify" draw:textarea-vertical-align="middle" draw:auto-grow-height="false" fo:min-height="3.35cm" fo:min-width="5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78cm"/>
    </style:style>
    <style:style style:name="gr38" style:family="graphic" style:parent-style-name="standard">
      <style:graphic-properties draw:textarea-horizontal-align="justify" draw:textarea-vertical-align="middle" draw:auto-grow-height="false" fo:min-height="2.75cm" fo:min-width="7.4cm"/>
    </style:style>
    <style:style style:name="gr39" style:family="graphic" style:parent-style-name="standard">
      <style:graphic-properties draw:textarea-horizontal-align="justify" draw:textarea-vertical-align="middle" draw:auto-grow-height="false" fo:min-height="3.05cm" fo:min-width="7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cm"/>
    </style:style>
    <style:style style:name="gr43" style:family="graphic" style:parent-style-name="standard">
      <style:graphic-properties draw:textarea-horizontal-align="justify" draw:textarea-vertical-align="middle" draw:auto-grow-height="false" fo:min-height="2.05cm" fo:min-width="5.2cm"/>
    </style:style>
    <style:style style:name="gr44" style:family="graphic" style:parent-style-name="standard">
      <style:graphic-properties draw:textarea-horizontal-align="justify" draw:textarea-vertical-align="middle" draw:auto-grow-height="false" fo:min-height="2.75cm" fo:min-width="5.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5cm"/>
    </style:style>
    <style:style style:name="gr53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54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55" style:family="graphic" style:parent-style-name="standard">
      <style:graphic-properties draw:textarea-horizontal-align="justify" draw:textarea-vertical-align="middle" draw:auto-grow-height="false" fo:min-height="2.25cm" fo:min-width="5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62" style:family="graphic" style:parent-style-name="standard">
      <style:graphic-properties draw:textarea-horizontal-align="justify" draw:textarea-vertical-align="middle" draw:auto-grow-height="false" fo:min-height="1.35cm" fo:min-width="5.6cm"/>
    </style:style>
    <style:style style:name="gr63" style:family="graphic" style:parent-style-name="standard">
      <style:graphic-properties draw:textarea-horizontal-align="justify" draw:textarea-vertical-align="middle" draw:auto-grow-height="false" fo:min-height="2.55cm" fo:min-width="5.6cm"/>
    </style:style>
    <style:style style:name="gr64" style:family="graphic" style:parent-style-name="standard">
      <style:graphic-properties draw:textarea-horizontal-align="justify" draw:textarea-vertical-align="middle" draw:auto-grow-height="false" fo:min-height="4.25cm" fo:min-width="5.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9cm"/>
    </style:style>
    <style:style style:name="gr74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gr75" style:family="graphic" style:parent-style-name="standard">
      <style:graphic-properties draw:textarea-horizontal-align="justify" draw:textarea-vertical-align="middle" draw:auto-grow-height="false" fo:min-height="2.05cm" fo:min-width="6.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9" style:family="graphic" style:parent-style-name="standard">
      <style:graphic-properties draw:textarea-horizontal-align="justify" draw:textarea-vertical-align="middle" draw:auto-grow-height="false" fo:min-height="2.15cm" fo:min-width="4.8cm"/>
    </style:style>
    <style:style style:name="gr80" style:family="graphic" style:parent-style-name="standard">
      <style:graphic-properties draw:textarea-horizontal-align="justify" draw:textarea-vertical-align="middle" draw:auto-grow-height="false" fo:min-height="1.024cm" fo:min-width="1.97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800000"/>
    </style:style>
    <style:style style:name="P6" style:family="paragraph">
      <loext:graphic-properties draw:fill="none" draw:fill-color="#ffffff"/>
    </style:style>
    <style:style style:name="P7" style:family="paragraph">
      <style:text-properties fo:color="#800000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5.8cm" svg:height="4cm" svg:x="2.2cm" svg:y="1.5cm">
          <text:p text:style-name="P1"><text:span text:style-name="T1">Ac</text:span><text:span text:style-name="T1">ad</text:span><text:span text:style-name="T1">èm</text:span><text:span text:style-name="T1">i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cm" svg:height="4.2cm" svg:x="2.1cm" svg:y="11.1cm">
          <text:p text:style-name="P1"><text:span text:style-name="T2">Professo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4.3cm" svg:x="13cm" svg:y="7.9cm">
          <text:p text:style-name="P1"><text:span text:style-name="T2">Alumne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9cm" svg:y1="12.5cm" svg:x2="13cm" svg:y2="10.1cm">
          <text:p/>
        </draw:line>
        <draw:frame draw:style-name="gr5" draw:text-style-name="P5" draw:layer="layout" svg:width="2.555cm" svg:height="1.8cm" svg:x="8.445cm" svg:y="12.3cm">
          <draw:text-box>
            <text:p><text:span text:style-name="T3">1..*</text:span></text:p>
          </draw:text-box>
        </draw:frame>
        <draw:frame draw:style-name="gr6" draw:text-style-name="P6" xml:id="id3" draw:id="id3" draw:layer="layout" svg:width="5.216cm" svg:height="1.4cm" svg:x="7.9cm" svg:y="10cm">
          <draw:text-box>
            <text:p>&lt; Pot tindre &gt;</text:p>
          </draw:text-box>
        </draw:frame>
        <draw:line draw:style-name="gr4" draw:text-style-name="P4" draw:layer="layout" svg:x1="5cm" svg:y1="5.5cm" svg:x2="5cm" svg:y2="11.2cm">
          <text:p/>
        </draw:line>
        <draw:frame draw:style-name="gr7" draw:text-style-name="P5" xml:id="id1" draw:id="id1" draw:layer="layout" svg:width="1.455cm" svg:height="0.962cm" svg:x="5.362cm" svg:y="9.838cm">
          <draw:text-box>
            <text:p><text:span text:style-name="T3">*..1</text:span></text:p>
          </draw:text-box>
        </draw:frame>
        <draw:frame draw:style-name="gr8" draw:text-style-name="P6" draw:layer="layout" svg:width="2.3cm" svg:height="2.384cm" svg:x="3cm" svg:y="7.816cm">
          <draw:text-box>
            <text:p><text:s/>Té &gt;</text:p>
          </draw:text-box>
        </draw:frame>
        <draw:frame draw:style-name="gr9" draw:text-style-name="P5" draw:layer="layout" svg:width="3.2cm" svg:height="2.5cm" svg:x="11.5cm" svg:y="10.9cm">
          <draw:text-box>
            <text:p><text:span text:style-name="T3">1..*</text:span></text:p>
          </draw:text-box>
        </draw:frame>
        <draw:frame draw:style-name="gr10" draw:text-style-name="P5" xml:id="id2" draw:id="id2" draw:layer="layout" svg:width="4.3cm" svg:height="1.4cm" svg:x="5.4cm" svg:y="5.6cm">
          <draw:text-box>
            <text:p><text:span text:style-name="T3">1..*</text:span></text:p>
          </draw:text-box>
        </draw:frame>
        <draw:connector draw:style-name="gr11" draw:text-style-name="P4" draw:layer="layout" draw:type="curve" draw:line-skew="-3.064cm" svg:x1="5.362cm" svg:y1="10.319cm" svg:x2="3.516cm" svg:y2="18.103cm" draw:start-shape="id1" draw:start-glue-point="3" svg:d="M5362 10319c-6355 0-5432 7784-1846 7784" svg:viewBox="0 0 4660 7785">
          <text:p/>
        </draw:connector>
        <draw:connector draw:style-name="gr11" draw:text-style-name="P4" draw:layer="layout" draw:type="curve" draw:line-skew="-2.575cm" svg:x1="5.4cm" svg:y1="6.3cm" svg:x2="3.899cm" svg:y2="16.119cm" draw:start-shape="id2" svg:d="M5400 6300c-5362 0-4612 9819-1501 9819" svg:viewBox="0 0 3935 9820">
          <text:p/>
        </draw:connector>
        <draw:connector draw:style-name="gr11" draw:text-style-name="P4" draw:layer="layout" draw:type="curve" draw:line-skew="-2.842cm" svg:x1="9.191cm" svg:y1="13.473cm" svg:x2="12.603cm" svg:y2="21.411cm" svg:d="M9191 13473c0 1690 3412-2278 3412 7938" svg:viewBox="0 0 3413 7939">
          <text:p/>
        </draw:connector>
        <draw:frame draw:style-name="gr12" draw:text-style-name="P6" draw:layer="layout" svg:width="10.121cm" svg:height="0.962cm" svg:x="3.879cm" svg:y="15.7cm">
          <draw:text-box>
            <text:p><text:span text:style-name="T3">Una</text:span> acadèmia te <text:span text:style-name="T3">molts</text:span> professors</text:p>
          </draw:text-box>
        </draw:frame>
        <draw:frame draw:style-name="gr13" draw:text-style-name="P6" draw:layer="layout" svg:width="12.83cm" svg:height="0.962cm" svg:x="3.571cm" svg:y="17.638cm">
          <draw:text-box>
            <text:p><text:span text:style-name="T3">Molts</text:span> professors pertanyen a <text:span text:style-name="T3">una</text:span> acadèmia</text:p>
          </draw:text-box>
        </draw:frame>
        <draw:frame draw:style-name="gr14" draw:text-style-name="P6" draw:layer="layout" svg:width="4.117cm" svg:height="0.962cm" svg:x="2.883cm" svg:y="8.7cm">
          <draw:text-box>
            <text:p>&lt; Pertanyen </text:p>
          </draw:text-box>
        </draw:frame>
        <draw:frame draw:style-name="gr15" draw:text-style-name="P6" draw:layer="layout" svg:width="11.214cm" svg:height="0.962cm" svg:x="8.3cm" svg:y="21.6cm">
          <draw:text-box>
            <text:p><text:span text:style-name="T3">Un</text:span> professor pot tindre <text:span text:style-name="T3">molts</text:span> alumnes</text:p>
          </draw:text-box>
        </draw:frame>
        <draw:connector draw:style-name="gr11" draw:text-style-name="P4" draw:layer="layout" draw:type="curve" svg:x1="13.116cm" svg:y1="10.7cm" svg:x2="13.856cm" svg:y2="6.719cm" draw:start-shape="id3" svg:d="M13116 10700c930 0 560-3981 740-3981" svg:viewBox="0 0 741 3982">
          <text:p/>
        </draw:connector>
        <draw:frame draw:style-name="gr16" draw:text-style-name="P6" draw:layer="layout" svg:width="11.983cm" svg:height="0.962cm" svg:x="8.5cm" svg:y="5.4cm">
          <draw:text-box>
            <text:p><text:span text:style-name="T3">Molts</text:span> alumnes poden tindre <text:span text:style-name="T3">un</text:span> professor</text:p>
          </draw:text-box>
        </draw:frame>
      </draw:page>
      <draw:page draw:name="page2" draw:style-name="dp1" draw:master-page-name="Per_20_defecte">
        <draw:custom-shape draw:style-name="gr17" draw:text-style-name="P3" draw:layer="layout" svg:width="6.7cm" svg:height="2.4cm" svg:x="2.9cm" svg:y="3cm">
          <text:p text:style-name="P1"><text:span text:style-name="T2">Ce</text:span><text:span text:style-name="T2">ntr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7cm" svg:height="2.2cm" svg:x="2.9cm" svg:y="14.9cm">
          <text:p text:style-name="P1"><text:span text:style-name="T2">Professor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cm" svg:height="2.5cm" svg:x="13cm" svg:y="8.4cm">
          <text:p text:style-name="P1"><text:span text:style-name="T2">Alumne</text:span></text:p>
          <draw:enhanced-geometry svg:viewBox="0 0 21600 21600" draw:type="rectangle" draw:enhanced-path="M 0 0 L 21600 0 21600 21600 0 21600 0 0 Z N"/>
        </draw:custom-shape>
        <draw:frame draw:style-name="gr20" draw:text-style-name="P5" xml:id="id4" draw:id="id4" draw:layer="layout" svg:width="1.6cm" svg:height="1.262cm" svg:x="7.3cm" svg:y="5.738cm">
          <draw:text-box>
            <text:p><text:span text:style-name="T3">1..*</text:span></text:p>
          </draw:text-box>
        </draw:frame>
        <draw:frame draw:style-name="gr7" draw:text-style-name="P5" xml:id="id5" draw:id="id5" draw:layer="layout" svg:width="1.455cm" svg:height="0.962cm" svg:x="7.4cm" svg:y="13.6cm">
          <draw:text-box>
            <text:p><text:span text:style-name="T3">*..1</text:span></text:p>
          </draw:text-box>
        </draw:frame>
        <draw:line draw:style-name="gr4" draw:text-style-name="P4" draw:layer="layout" svg:x1="6.2cm" svg:y1="5.4cm" svg:x2="6.2cm" svg:y2="15cm">
          <text:p/>
        </draw:line>
        <draw:line draw:style-name="gr4" draw:text-style-name="P4" draw:layer="layout" svg:x1="9.6cm" svg:y1="14.9cm" svg:x2="13.1cm" svg:y2="10.9cm">
          <text:p/>
        </draw:line>
        <draw:frame draw:style-name="gr21" draw:text-style-name="P6" draw:layer="layout" svg:width="1.721cm" svg:height="0.962cm" svg:x="4cm" svg:y="5.838cm">
          <draw:text-box>
            <text:p>Te &gt;</text:p>
          </draw:text-box>
        </draw:frame>
        <draw:frame draw:style-name="gr22" draw:text-style-name="P6" draw:layer="layout" svg:width="3.415cm" svg:height="0.962cm" svg:x="2.285cm" svg:y="13.5cm">
          <draw:text-box>
            <text:p>&lt; Pertany </text:p>
          </draw:text-box>
        </draw:frame>
        <draw:frame draw:style-name="gr7" draw:text-style-name="P5" xml:id="id7" draw:id="id7" draw:layer="layout" svg:width="1.455cm" svg:height="0.962cm" svg:x="10.245cm" svg:y="16.538cm">
          <draw:text-box>
            <text:p><text:span text:style-name="T3">1..*</text:span></text:p>
          </draw:text-box>
        </draw:frame>
        <draw:frame draw:style-name="gr7" draw:text-style-name="P5" xml:id="id6" draw:id="id6" draw:layer="layout" svg:width="1.455cm" svg:height="0.962cm" svg:x="13.245cm" svg:y="11.538cm">
          <draw:text-box>
            <text:p><text:span text:style-name="T3">*..1</text:span></text:p>
          </draw:text-box>
        </draw:frame>
        <draw:frame draw:style-name="gr23" draw:text-style-name="P6" draw:layer="layout" svg:width="4.511cm" svg:height="0.962cm" svg:x="7.6cm" svg:y="11.1cm">
          <draw:text-box>
            <text:p>Pot ser tutor &gt;</text:p>
          </draw:text-box>
        </draw:frame>
        <draw:frame draw:style-name="gr24" draw:text-style-name="P6" draw:layer="layout" svg:width="6.09cm" svg:height="1.062cm" svg:x="11.21cm" svg:y="13.938cm">
          <draw:text-box>
            <text:p>&lt; Poden tindre tutor</text:p>
          </draw:text-box>
        </draw:frame>
        <draw:connector draw:style-name="gr11" draw:text-style-name="P4" draw:layer="layout" draw:type="curve" svg:x1="7.3cm" svg:y1="6.369cm" svg:x2="10.624cm" svg:y2="4.589cm" draw:start-shape="id4" draw:start-glue-point="3" svg:d="M7300 6369c-750 0-2412-1780 3324-1780" svg:viewBox="0 0 4138 1781">
          <text:p/>
        </draw:connector>
        <draw:connector draw:style-name="gr11" draw:text-style-name="P4" draw:layer="layout" draw:type="curve" draw:line-skew="-2.665cm" svg:x1="7.4cm" svg:y1="14.081cm" svg:x2="3.679cm" svg:y2="19.058cm" draw:start-shape="id5" draw:start-glue-point="3" svg:d="M7400 14081c-7162 0-5302 4977-3721 4977" svg:viewBox="0 0 5179 4978">
          <text:p/>
        </draw:connector>
        <draw:frame draw:style-name="gr25" draw:text-style-name="P6" draw:layer="layout" svg:width="8.788cm" svg:height="0.962cm" svg:x="11cm" svg:y="4.038cm">
          <draw:text-box>
            <text:p><text:span text:style-name="T3">Un</text:span> centre te <text:span text:style-name="T3">molts</text:span> professors</text:p>
          </draw:text-box>
        </draw:frame>
        <draw:frame draw:style-name="gr26" draw:text-style-name="P6" draw:layer="layout" svg:width="11.497cm" svg:height="0.962cm" svg:x="4.022cm" svg:y="18.538cm">
          <draw:text-box>
            <text:p><text:span text:style-name="T3">Molts</text:span> professors pertanyen a <text:span text:style-name="T3">un</text:span> centre</text:p>
          </draw:text-box>
        </draw:frame>
        <draw:connector draw:style-name="gr11" draw:text-style-name="P4" draw:layer="layout" draw:type="curve" draw:line-skew="1.28cm" svg:x1="14.7cm" svg:y1="12.019cm" svg:x2="18.19cm" svg:y2="15.213cm" draw:start-shape="id6" draw:start-glue-point="1" svg:d="M14700 12019c4912 0 3168 3194 3490 3194" svg:viewBox="0 0 3540 3195">
          <text:p/>
        </draw:connector>
        <draw:connector draw:style-name="gr11" draw:text-style-name="P4" draw:layer="layout" draw:type="curve" draw:line-skew="3.515cm" svg:x1="11.7cm" svg:y1="17.019cm" svg:x2="12.319cm" svg:y2="20.464cm" draw:start-shape="id7" draw:start-glue-point="1" svg:d="M11700 17019c6112 0 5803 3445 619 3445" svg:viewBox="0 0 4547 3446">
          <text:p/>
        </draw:connector>
        <draw:frame draw:style-name="gr27" draw:text-style-name="P6" draw:layer="layout" svg:width="12.839cm" svg:height="0.962cm" svg:x="5.6cm" svg:y="21.1cm">
          <draw:text-box>
            <text:p><text:span text:style-name="T3">Un</text:span> professor pot ser tutor de <text:span text:style-name="T3">molts</text:span> alumnes</text:p>
          </draw:text-box>
        </draw:frame>
        <draw:frame draw:style-name="gr28" draw:text-style-name="P6" draw:layer="layout" svg:width="7.6cm" svg:height="1.673cm" svg:x="13.3cm" svg:y="15.4cm">
          <draw:text-box>
            <text:p><text:span text:style-name="T3">Molts</text:span> alumnes poden tindre <text:span text:style-name="T3">un</text:span> tutor</text:p>
          </draw:text-box>
        </draw:frame>
      </draw:page>
      <draw:page draw:name="page3" draw:style-name="dp1" draw:master-page-name="Per_20_defecte">
        <draw:custom-shape draw:style-name="gr29" draw:text-style-name="P3" draw:layer="layout" svg:width="5.8cm" svg:height="3.1cm" svg:x="2.5cm" svg:y="2.2cm">
          <text:p text:style-name="P1"><text:span text:style-name="T2">Comerç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6cm" svg:height="3.2cm" svg:x="2.4cm" svg:y="12.1cm">
          <text:p text:style-name="P1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7cm" svg:height="3.6cm" svg:x="12.5cm" svg:y="18.5cm">
          <text:p text:style-name="P1"><text:span text:style-name="T2">Product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5cm" svg:y1="5.3cm" svg:x2="5.5cm" svg:y2="12.2cm">
          <text:p/>
        </draw:line>
        <draw:line draw:style-name="gr4" draw:text-style-name="P4" draw:layer="layout" svg:x1="5.5cm" svg:y1="15.3cm" svg:x2="12.5cm" svg:y2="20.6cm">
          <text:p/>
        </draw:line>
        <draw:frame draw:style-name="gr7" draw:text-style-name="P5" xml:id="id8" draw:id="id8" draw:layer="layout" svg:width="1.455cm" svg:height="0.962cm" svg:x="6cm" svg:y="5.838cm">
          <draw:text-box>
            <text:p><text:span text:style-name="T3">1..*</text:span></text:p>
          </draw:text-box>
        </draw:frame>
        <draw:frame draw:style-name="gr7" draw:text-style-name="P5" xml:id="id10" draw:id="id10" draw:layer="layout" svg:width="1.455cm" svg:height="0.962cm" svg:x="2.445cm" svg:y="15.7cm">
          <draw:text-box>
            <text:p><text:span text:style-name="T3">1..*</text:span></text:p>
          </draw:text-box>
        </draw:frame>
        <draw:frame draw:style-name="gr7" draw:text-style-name="P5" xml:id="id9" draw:id="id9" draw:layer="layout" svg:width="1.455cm" svg:height="0.962cm" svg:x="5.745cm" svg:y="10.9cm">
          <draw:text-box>
            <text:p><text:span text:style-name="T3">*..1</text:span></text:p>
          </draw:text-box>
        </draw:frame>
        <draw:frame draw:style-name="gr7" draw:text-style-name="P5" xml:id="id11" draw:id="id11" draw:layer="layout" svg:width="1.455cm" svg:height="0.962cm" svg:x="10.7cm" svg:y="21.138cm">
          <draw:text-box>
            <text:p><text:span text:style-name="T3">1..*</text:span></text:p>
          </draw:text-box>
        </draw:frame>
        <draw:frame draw:style-name="gr21" draw:text-style-name="P6" draw:layer="layout" svg:width="1.721cm" svg:height="0.962cm" svg:x="3.3cm" svg:y="5.838cm">
          <draw:text-box>
            <text:p>Te &gt;</text:p>
          </draw:text-box>
        </draw:frame>
        <draw:frame draw:style-name="gr32" draw:text-style-name="P6" draw:layer="layout" svg:width="5.721cm" svg:height="0.962cm" svg:x="1.9cm" svg:y="10.8cm">
          <draw:text-box>
            <text:p>&lt; Pertany</text:p>
          </draw:text-box>
        </draw:frame>
        <draw:connector draw:style-name="gr11" draw:text-style-name="P4" draw:layer="layout" draw:type="curve" svg:x1="7.455cm" svg:y1="6.319cm" svg:x2="9.871cm" svg:y2="4.037cm" draw:start-shape="id8" draw:start-glue-point="1" svg:d="M7455 6319c2187 0 979-2282 2416-2282" svg:viewBox="0 0 2417 2283">
          <text:p/>
        </draw:connector>
        <draw:connector draw:style-name="gr11" draw:text-style-name="P4" draw:layer="layout" draw:type="curve" svg:x1="7.2cm" svg:y1="11.381cm" svg:x2="9.668cm" svg:y2="9.26cm" draw:start-shape="id9" draw:start-glue-point="1" svg:d="M7200 11381c2226 0 992-2121 2468-2121" svg:viewBox="0 0 2469 2122">
          <text:p/>
        </draw:connector>
        <draw:frame draw:style-name="gr33" draw:text-style-name="P6" draw:layer="layout" svg:width="7.941cm" svg:height="0.962cm" svg:x="10.171cm" svg:y="3.538cm">
          <draw:text-box>
            <text:p><text:span text:style-name="T3">Un</text:span> comerç te <text:span text:style-name="T3">molts</text:span> clients</text:p>
          </draw:text-box>
        </draw:frame>
        <draw:frame draw:style-name="gr28" draw:text-style-name="P6" draw:layer="layout" svg:width="9.7cm" svg:height="1.673cm" svg:x="9.9cm" svg:y="8.738cm">
          <draw:text-box>
            <text:p><text:span text:style-name="T3">Molts</text:span> clients pertanyen a <text:span text:style-name="T3">un</text:span> comerç</text:p>
          </draw:text-box>
        </draw:frame>
        <draw:connector draw:style-name="gr11" draw:text-style-name="P4" draw:layer="layout" draw:type="curve" svg:x1="3.9cm" svg:y1="16.181cm" svg:x2="10.278cm" svg:y2="15.4cm" draw:start-shape="id10" draw:start-glue-point="1" svg:d="M3900 16181c5158 0 1970-781 6378-781" svg:viewBox="0 0 6379 782">
          <text:p/>
        </draw:connector>
        <draw:frame draw:style-name="gr34" draw:text-style-name="P6" draw:layer="layout" svg:width="11.179cm" svg:height="0.962cm" svg:x="10.421cm" svg:y="14.938cm">
          <draw:text-box>
            <text:p><text:span text:style-name="T3">Un</text:span> client pot comprar <text:span text:style-name="T3">molts</text:span> productes</text:p>
          </draw:text-box>
        </draw:frame>
        <draw:frame draw:style-name="gr35" draw:text-style-name="P6" draw:layer="layout" svg:width="4.507cm" svg:height="0.962cm" svg:x="8.5cm" svg:y="16.238cm">
          <draw:text-box>
            <text:p>Pot comprar &gt;</text:p>
          </draw:text-box>
        </draw:frame>
        <draw:frame draw:style-name="gr36" draw:text-style-name="P6" draw:layer="layout" svg:width="5.531cm" svg:height="0.962cm" svg:x="4cm" svg:y="18.338cm">
          <draw:text-box>
            <text:p>&lt; Pot ser comprat</text:p>
          </draw:text-box>
        </draw:frame>
        <draw:connector draw:style-name="gr11" draw:text-style-name="P4" draw:layer="layout" draw:type="curve" svg:x1="10.7cm" svg:y1="21.619cm" svg:x2="10.006cm" svg:y2="23.779cm" draw:start-shape="id11" draw:start-glue-point="3" svg:d="M10700 21619c-895 0-549 2160-694 2160" svg:viewBox="0 0 695 2161">
          <text:p/>
        </draw:connector>
        <draw:frame draw:style-name="gr37" draw:text-style-name="P6" draw:layer="layout" svg:width="12.978cm" svg:height="0.962cm" svg:x="4.6cm" svg:y="24.1cm">
          <draw:text-box>
            <text:p><text:span text:style-name="T3">Un</text:span> producte pot ser comprat per <text:span text:style-name="T3">molts</text:span> client</text:p>
          </draw:text-box>
        </draw:frame>
      </draw:page>
      <draw:page draw:name="page4" draw:style-name="dp1" draw:master-page-name="Per_20_defecte">
        <draw:custom-shape draw:style-name="gr38" draw:text-style-name="P3" draw:layer="layout" svg:width="7.9cm" svg:height="3cm" svg:x="4cm" svg:y="3.1cm">
          <text:p text:style-name="P1"><text:span text:style-name="T2">Persone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6.1cm" svg:x2="8cm" svg:y2="15.4cm">
          <text:p/>
        </draw:line>
        <draw:custom-shape draw:style-name="gr39" draw:text-style-name="P3" draw:layer="layout" svg:width="8cm" svg:height="3.3cm" svg:x="3.9cm" svg:y="15.4cm">
          <text:p text:style-name="P1"><text:span text:style-name="T2">Pare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12" draw:id="id12" draw:layer="layout" svg:width="1.455cm" svg:height="0.962cm" svg:x="8.445cm" svg:y="6.5cm">
          <draw:text-box>
            <text:p><text:span text:style-name="T3">*..1</text:span></text:p>
          </draw:text-box>
        </draw:frame>
        <draw:frame draw:style-name="gr7" draw:text-style-name="P5" xml:id="id13" draw:id="id13" draw:layer="layout" svg:width="1.455cm" svg:height="0.962cm" svg:x="8.6cm" svg:y="13.8cm">
          <draw:text-box>
            <text:p><text:span text:style-name="T3">1..*</text:span></text:p>
          </draw:text-box>
        </draw:frame>
        <draw:frame draw:style-name="gr40" draw:text-style-name="P6" draw:layer="layout" svg:width="4.316cm" svg:height="1.462cm" svg:x="8.284cm" svg:y="8.2cm">
          <draw:text-box>
            <text:p>&lt; Pot tindre &gt;</text:p>
          </draw:text-box>
        </draw:frame>
        <draw:connector draw:style-name="gr11" draw:text-style-name="P4" draw:layer="layout" draw:type="curve" draw:line-skew="-3.662cm" svg:x1="8.445cm" svg:y1="6.981cm" svg:x2="3.629cm" svg:y2="21.947cm" draw:start-shape="id12" draw:start-glue-point="3" svg:d="M8445 6981c-9480 0-7072 14966-4816 14966" svg:viewBox="0 0 6858 14967">
          <text:p/>
        </draw:connector>
        <draw:frame draw:style-name="gr41" draw:text-style-name="P6" draw:layer="layout" svg:width="11.171cm" svg:height="0.962cm" svg:x="4cm" svg:y="21.438cm">
          <draw:text-box>
            <text:p><text:span text:style-name="T3">Moltes</text:span> persones poden tindre <text:span text:style-name="T3">un</text:span> pare</text:p>
          </draw:text-box>
        </draw:frame>
        <draw:connector draw:style-name="gr11" draw:text-style-name="P4" draw:layer="layout" draw:type="curve" draw:line-skew="2.207cm" svg:x1="10.055cm" svg:y1="14.281cm" svg:x2="12.381cm" svg:y2="19.471cm" draw:start-shape="id13" draw:start-glue-point="1" svg:d="M10055 14281c5430 0 4267 5190 2326 5190" svg:viewBox="0 0 3946 5191">
          <text:p/>
        </draw:connector>
        <draw:frame draw:style-name="gr42" draw:text-style-name="P6" draw:layer="layout" svg:width="10.4cm" svg:height="0.962cm" svg:x="6.7cm" svg:y="19.7cm">
          <draw:text-box>
            <text:p><text:span text:style-name="T3">Un</text:span> pare pot tindre <text:span text:style-name="T3">moltes</text:span> persones</text:p>
          </draw:text-box>
        </draw:frame>
      </draw:page>
      <draw:page draw:name="page5" draw:style-name="dp1" draw:master-page-name="Per_20_defecte">
        <draw:custom-shape draw:style-name="gr43" draw:text-style-name="P3" draw:layer="layout" svg:width="5.7cm" svg:height="2.3cm" svg:x="7.6cm" svg:y="3.2cm">
          <text:p text:style-name="P1"><text:span text:style-name="T2">Relleu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5.7cm" svg:height="3cm" svg:x="1cm" svg:y="9.5cm">
          <text:p text:style-name="P1"><text:span text:style-name="T2">Atle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5.7cm" svg:height="3cm" svg:x="6.3cm" svg:y="14.7cm">
          <text:p text:style-name="P1"><text:span text:style-name="T2">Atleta 3r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5.7cm" svg:height="3cm" svg:x="14.3cm" svg:y="9.4cm">
          <text:p text:style-name="P1"><text:span text:style-name="T2">Atleta 2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4cm" svg:y1="5.5cm" svg:x2="4.9cm" svg:y2="9.5cm">
          <text:p/>
        </draw:line>
        <draw:line draw:style-name="gr4" draw:text-style-name="P4" draw:layer="layout" svg:x1="6.8cm" svg:y1="10.9cm" svg:x2="14.3cm" svg:y2="10.9cm">
          <text:p/>
        </draw:line>
        <draw:line draw:style-name="gr4" draw:text-style-name="P4" draw:layer="layout" svg:x1="17.2cm" svg:y1="12.5cm" svg:x2="12cm" svg:y2="16.2cm">
          <text:p/>
        </draw:line>
        <draw:frame draw:style-name="gr7" draw:text-style-name="P6" xml:id="id14" draw:id="id14" draw:layer="layout" svg:width="1.455cm" svg:height="0.962cm" svg:x="6.8cm" svg:y="5.738cm">
          <draw:text-box>
            <text:p>1..*</text:p>
          </draw:text-box>
        </draw:frame>
        <draw:frame draw:style-name="gr7" draw:text-style-name="P6" xml:id="id15" draw:id="id15" draw:layer="layout" svg:width="1.455cm" svg:height="0.962cm" svg:x="3.4cm" svg:y="8.238cm">
          <draw:text-box>
            <text:p>*..1</text:p>
          </draw:text-box>
        </draw:frame>
        <draw:frame draw:style-name="gr45" draw:text-style-name="P6" xml:id="id16" draw:id="id16" draw:layer="layout" svg:width="1.56cm" svg:height="0.962cm" svg:x="6.945cm" svg:y="9.6cm">
          <draw:text-box>
            <text:p>1..1</text:p>
          </draw:text-box>
        </draw:frame>
        <draw:frame draw:style-name="gr45" draw:text-style-name="P6" xml:id="id17" draw:id="id17" draw:layer="layout" svg:width="1.56cm" svg:height="0.962cm" svg:x="12.4cm" svg:y="9.638cm">
          <draw:text-box>
            <text:p>1..1</text:p>
          </draw:text-box>
        </draw:frame>
        <draw:frame draw:style-name="gr45" draw:text-style-name="P6" draw:layer="layout" svg:width="1.56cm" svg:height="0.962cm" svg:x="12.4cm" svg:y="16.638cm">
          <draw:text-box>
            <text:p>1..1</text:p>
          </draw:text-box>
        </draw:frame>
        <draw:frame draw:style-name="gr45" draw:text-style-name="P6" draw:layer="layout" svg:width="1.56cm" svg:height="0.962cm" svg:x="18.24cm" svg:y="12.638cm">
          <draw:text-box>
            <text:p>1..1</text:p>
          </draw:text-box>
        </draw:frame>
        <draw:frame draw:style-name="gr46" draw:text-style-name="P6" draw:layer="layout" svg:width="5.916cm" svg:height="0.962cm" svg:x="1.4cm" svg:y="6.738cm">
          <draw:text-box>
            <text:p>Pot ser donat per &gt;</text:p>
          </draw:text-box>
        </draw:frame>
        <draw:frame draw:style-name="gr47" draw:text-style-name="P6" draw:layer="layout" svg:width="4.642cm" svg:height="0.962cm" svg:x="7.4cm" svg:y="7.8cm">
          <draw:text-box>
            <text:p>&lt; Poden tindre</text:p>
          </draw:text-box>
        </draw:frame>
        <draw:frame draw:style-name="gr48" draw:text-style-name="P6" draw:layer="layout" svg:width="3.8cm" svg:height="0.962cm" svg:x="8.6cm" svg:y="11.1cm">
          <draw:text-box>
            <text:p>Pot donar &gt;</text:p>
          </draw:text-box>
        </draw:frame>
        <draw:frame draw:style-name="gr49" draw:text-style-name="P6" draw:layer="layout" svg:width="2.775cm" svg:height="0.962cm" svg:x="8.9cm" svg:y="12cm">
          <draw:text-box>
            <text:p>&lt; Rebrà</text:p>
          </draw:text-box>
        </draw:frame>
        <draw:frame draw:style-name="gr48" draw:text-style-name="P6" draw:layer="layout" svg:width="3.8cm" svg:height="0.962cm" svg:x="13.5cm" svg:y="13.3cm">
          <draw:text-box>
            <text:p>Pot donar &gt;</text:p>
          </draw:text-box>
        </draw:frame>
        <draw:frame draw:style-name="gr49" draw:text-style-name="P6" draw:layer="layout" svg:width="2.775cm" svg:height="0.962cm" svg:x="13cm" svg:y="14.238cm">
          <draw:text-box>
            <text:p>&lt; Rebrà</text:p>
          </draw:text-box>
        </draw:frame>
        <draw:connector draw:style-name="gr11" draw:text-style-name="P4" draw:layer="layout" draw:type="curve" draw:line-skew="-3.05cm" svg:x1="6.8cm" svg:y1="6.219cm" svg:x2="2.85cm" svg:y2="2.51cm" draw:start-shape="id14" draw:start-glue-point="3" svg:d="M6800 6219c-7912 0-5937-3709-3950-3709" svg:viewBox="0 0 5726 3710">
          <text:p/>
        </draw:connector>
        <draw:frame draw:style-name="gr50" draw:text-style-name="P6" draw:layer="layout" svg:width="11.743cm" svg:height="0.962cm" svg:x="2.958cm" svg:y="2cm">
          <draw:text-box>
            <text:p><text:span text:style-name="T4">Un</text:span> relleu pot ser donat per <text:span text:style-name="T3">molts</text:span> atletes</text:p>
          </draw:text-box>
        </draw:frame>
        <draw:connector draw:style-name="gr11" draw:text-style-name="P4" draw:layer="layout" draw:type="curve" draw:line-skew="-1.754cm" svg:x1="3.4cm" svg:y1="8.719cm" svg:x2="2.985cm" svg:y2="1.628cm" draw:start-shape="id15" draw:start-glue-point="3" svg:d="M3400 8719c-3381 0-3173-7091-415-7091" svg:viewBox="0 0 2511 7092">
          <text:p/>
        </draw:connector>
        <draw:frame draw:style-name="gr51" draw:text-style-name="P6" draw:layer="layout" svg:width="10.396cm" svg:height="0.962cm" svg:x="3cm" svg:y="1.238cm">
          <draw:text-box>
            <text:p><text:span text:style-name="T3">Molts</text:span> atletes poden donar <text:span text:style-name="T3">un</text:span> relleu</text:p>
          </draw:text-box>
        </draw:frame>
        <draw:connector draw:style-name="gr11" draw:text-style-name="P4" draw:layer="layout" draw:type="curve" draw:line-skew="-3.247cm" svg:x1="6.945cm" svg:y1="10.081cm" svg:x2="3.698cm" svg:y2="19.776cm" draw:start-shape="id16" draw:start-glue-point="3" svg:d="M6945 10081c-7680 0-6056 9695-3247 9695" svg:viewBox="0 0 5582 9696">
          <text:p/>
        </draw:connector>
        <draw:frame draw:style-name="gr52" draw:text-style-name="P6" draw:layer="layout" svg:width="8.495cm" svg:height="0.962cm" svg:x="3.905cm" svg:y="19.4cm">
          <draw:text-box>
            <text:p><text:span text:style-name="T3">Un</text:span> atleta pot donar <text:span text:style-name="T3">un</text:span> relleu</text:p>
          </draw:text-box>
        </draw:frame>
        <draw:connector draw:style-name="gr11" draw:text-style-name="P4" draw:layer="layout" draw:type="curve" draw:line-skew="-1.036cm" svg:x1="13.18cm" svg:y1="9.638cm" svg:x2="13.976cm" svg:y2="6.784cm" draw:start-shape="id17" draw:start-glue-point="0" svg:d="M13180 9638c0-4069 796-2643 796-2854" svg:viewBox="0 0 797 2932">
          <text:p/>
        </draw:connector>
        <draw:frame draw:style-name="gr28" draw:text-style-name="P6" draw:layer="layout" svg:width="5.8cm" svg:height="1.673cm" svg:x="14cm" svg:y="6.238cm">
          <draw:text-box>
            <text:p><text:span text:style-name="T3">Un</text:span> atleta rebrà <text:span text:style-name="T3">un</text:span> relleu</text:p>
          </draw:text-box>
        </draw:frame>
      </draw:page>
      <draw:page draw:name="page6" draw:style-name="dp1" draw:master-page-name="Per_20_defecte">
        <draw:custom-shape draw:style-name="gr53" draw:text-style-name="P3" draw:layer="layout" svg:width="6cm" svg:height="3cm" svg:x="5.7cm" svg:y="6.7cm">
          <text:p text:style-name="P1"><text:span text:style-name="T2">Departament</text:span></text:p>
          <text:p text:style-name="P1"><text:span text:style-name="T5">Nº</text:span></text:p>
          <text:p text:style-name="P1"><text:span text:style-name="T5">Nom</text:span></text:p>
          <text:p text:style-name="P1"><text:span text:style-name="T5">Localitat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6cm" svg:height="3.2cm" svg:x="1cm" svg:y="13.7cm">
          <text:p text:style-name="P1"><text:span text:style-name="T2">Empleat</text:span></text:p>
          <text:p text:style-name="P1"><text:span text:style-name="T5">Nº emprat</text:span></text:p>
          <text:p text:style-name="P1"><text:span text:style-name="T5">Cognom</text:span></text:p>
          <text:p text:style-name="P1"><text:span text:style-name="T5">Salari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6cm" svg:height="2.4cm" svg:x="13.3cm" svg:y="14.1cm">
          <text:p text:style-name="P1"><text:span text:style-name="T2">Cap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6cm" svg:y1="9.7cm" svg:x2="4.2cm" svg:y2="13.7cm">
          <text:p/>
        </draw:line>
        <draw:line draw:style-name="gr4" draw:text-style-name="P4" draw:layer="layout" svg:x1="7.1cm" svg:y1="15.3cm" svg:x2="13.3cm" svg:y2="15.3cm">
          <text:p/>
        </draw:line>
        <draw:custom-shape draw:style-name="gr55" draw:text-style-name="P3" draw:layer="layout" svg:width="6.1cm" svg:height="2.5cm" svg:x="5.7cm" svg:y="1cm">
          <text:p text:style-name="P1"><text:span text:style-name="T2">Empres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9cm" svg:y1="3.5cm" svg:x2="8.9cm" svg:y2="6.8cm">
          <text:p/>
        </draw:line>
        <draw:frame draw:style-name="gr7" draw:text-style-name="P5" xml:id="id18" draw:id="id18" draw:layer="layout" svg:width="1.455cm" svg:height="0.962cm" svg:x="9.245cm" svg:y="3.7cm">
          <draw:text-box>
            <text:p><text:span text:style-name="T3">1..*</text:span></text:p>
          </draw:text-box>
        </draw:frame>
        <draw:frame draw:style-name="gr7" draw:text-style-name="P5" xml:id="id19" draw:id="id19" draw:layer="layout" svg:width="1.455cm" svg:height="0.962cm" svg:x="9.245cm" svg:y="5.538cm">
          <draw:text-box>
            <text:p><text:span text:style-name="T3">*..1</text:span></text:p>
          </draw:text-box>
        </draw:frame>
        <draw:frame draw:style-name="gr7" draw:text-style-name="P5" xml:id="id20" draw:id="id20" draw:layer="layout" svg:width="1.455cm" svg:height="0.962cm" svg:x="5.5cm" svg:y="10cm">
          <draw:text-box>
            <text:p><text:span text:style-name="T3">1..*</text:span></text:p>
          </draw:text-box>
        </draw:frame>
        <draw:frame draw:style-name="gr56" draw:text-style-name="P5" xml:id="id21" draw:id="id21" draw:layer="layout" svg:width="1.984cm" svg:height="0.962cm" svg:x="2.5cm" svg:y="12.438cm">
          <draw:text-box>
            <text:p><text:span text:style-name="T3">0,*..1</text:span></text:p>
          </draw:text-box>
        </draw:frame>
        <draw:frame draw:style-name="gr7" draw:text-style-name="P5" xml:id="id22" draw:id="id22" draw:layer="layout" svg:width="1.455cm" svg:height="0.962cm" svg:x="7.145cm" svg:y="15.938cm">
          <draw:text-box>
            <text:p><text:span text:style-name="T3">*..1</text:span></text:p>
          </draw:text-box>
        </draw:frame>
        <draw:frame draw:style-name="gr7" draw:text-style-name="P5" xml:id="id23" draw:id="id23" draw:layer="layout" svg:width="1.455cm" svg:height="0.962cm" svg:x="11.7cm" svg:y="15.938cm">
          <draw:text-box>
            <text:p><text:span text:style-name="T3">*..1</text:span></text:p>
          </draw:text-box>
        </draw:frame>
        <draw:frame draw:style-name="gr57" draw:text-style-name="P6" draw:layer="layout" svg:width="3.766cm" svg:height="0.962cm" svg:x="10.9cm" svg:y="4.2cm">
          <draw:text-box>
            <text:p>Pot tindre &gt;</text:p>
          </draw:text-box>
        </draw:frame>
        <draw:frame draw:style-name="gr24" draw:text-style-name="P6" draw:layer="layout" svg:width="3.939cm" svg:height="1.062cm" svg:x="10.8cm" svg:y="5.038cm">
          <draw:text-box>
            <text:p>&lt; Pertanyen</text:p>
          </draw:text-box>
        </draw:frame>
        <draw:connector draw:style-name="gr11" draw:text-style-name="P4" draw:layer="layout" draw:type="curve" svg:x1="9.245cm" svg:y1="4.181cm" svg:x2="2.205cm" svg:y2="4.613cm" draw:start-shape="id18" draw:start-glue-point="3" svg:d="M9245 4181c-5655 0-2135 432-7040 432" svg:viewBox="0 0 7041 433">
          <text:p/>
        </draw:connector>
        <draw:frame draw:style-name="gr58" draw:text-style-name="P6" draw:layer="layout" svg:width="3.5cm" svg:height="4.517cm" svg:x="1.2cm" svg:y="5cm">
          <draw:text-box>
            <text:p><text:span text:style-name="T3">Una</text:span> empresa pot tindre <text:span text:style-name="T3">molts</text:span> departaments</text:p>
          </draw:text-box>
        </draw:frame>
        <draw:connector draw:style-name="gr11" draw:text-style-name="P4" draw:layer="layout" draw:type="curve" svg:x1="10.7cm" svg:y1="6.019cm" svg:x2="14.789cm" svg:y2="6.886cm" draw:start-shape="id19" draw:start-glue-point="1" svg:d="M10700 6019c3442 0 1398 867 4089 867" svg:viewBox="0 0 4090 868">
          <text:p/>
        </draw:connector>
        <draw:frame draw:style-name="gr59" draw:text-style-name="P6" draw:layer="layout" svg:width="4.7cm" svg:height="3.806cm" svg:x="15cm" svg:y="5.8cm">
          <draw:text-box>
            <text:p><text:span text:style-name="T3">Molts</text:span> departaments pertanyen a <text:span text:style-name="T3">una</text:span> empresa</text:p>
          </draw:text-box>
        </draw:frame>
        <draw:connector draw:style-name="gr11" draw:text-style-name="P4" draw:layer="layout" draw:type="curve" svg:x1="6.955cm" svg:y1="10.481cm" svg:x2="12.211cm" svg:y2="10.312cm" draw:start-shape="id20" draw:start-glue-point="1" svg:d="M6955 10481c4317 0 1689-169 5256-169" svg:viewBox="0 0 5257 170">
          <text:p/>
        </draw:connector>
        <draw:frame draw:style-name="gr28" draw:text-style-name="P6" draw:layer="layout" svg:width="7.3cm" svg:height="1.673cm" svg:x="12.5cm" svg:y="9.938cm">
          <draw:text-box>
            <text:p><text:span text:style-name="T3">Un</text:span> departament pot tindre <text:span text:style-name="T3">molts</text:span> empleats</text:p>
          </draw:text-box>
        </draw:frame>
        <draw:connector draw:style-name="gr11" draw:text-style-name="P4" draw:layer="layout" draw:type="curve" svg:x1="4.484cm" svg:y1="12.919cm" svg:x2="7.496cm" svg:y2="13.06cm" draw:start-shape="id21" draw:start-glue-point="1" svg:d="M4484 12919c2634 0 1128 141 3012 141" svg:viewBox="0 0 3013 142">
          <text:p/>
        </draw:connector>
        <draw:frame draw:style-name="gr28" draw:text-style-name="P6" draw:layer="layout" svg:width="12.3cm" svg:height="1.673cm" svg:x="7.7cm" svg:y="12.638cm">
          <draw:text-box>
            <text:p><text:span text:style-name="T3">Cap o Molts</text:span> empleats pertanyen a <text:span text:style-name="T3">un</text:span> departament</text:p>
          </draw:text-box>
        </draw:frame>
        <draw:connector draw:style-name="gr11" draw:text-style-name="P4" draw:layer="layout" draw:type="curve" svg:x1="7.872cm" svg:y1="16.9cm" svg:x2="4.342cm" svg:y2="18.589cm" draw:start-shape="id22" draw:start-glue-point="2" svg:d="M7872 16900c0 1642-3530 798-3530 1689" svg:viewBox="0 0 3531 1690">
          <text:p/>
        </draw:connector>
        <draw:frame draw:style-name="gr60" draw:text-style-name="P6" draw:layer="layout" svg:width="12.161cm" svg:height="0.962cm" svg:x="1.639cm" svg:y="18.738cm">
          <draw:text-box>
            <text:p><text:span text:style-name="T3">Molts</text:span> empleats poden pertanyer a <text:span text:style-name="T3">un</text:span> cap</text:p>
          </draw:text-box>
        </draw:frame>
        <draw:frame draw:style-name="gr57" draw:text-style-name="P6" draw:layer="layout" svg:width="3.766cm" svg:height="0.962cm" svg:x="2.1cm" svg:y="10.6cm">
          <draw:text-box>
            <text:p>Pot tindre &gt;</text:p>
          </draw:text-box>
        </draw:frame>
        <draw:frame draw:style-name="gr24" draw:text-style-name="P6" draw:layer="layout" svg:width="3.939cm" svg:height="1.062cm" svg:x="1.761cm" svg:y="11.338cm">
          <draw:text-box>
            <text:p>&lt; Pertanyen</text:p>
          </draw:text-box>
        </draw:frame>
        <draw:frame draw:style-name="gr57" draw:text-style-name="P6" draw:layer="layout" svg:width="3.766cm" svg:height="0.962cm" svg:x="8.234cm" svg:y="14.3cm">
          <draw:text-box>
            <text:p>Pot tindre &gt;</text:p>
          </draw:text-box>
        </draw:frame>
        <draw:frame draw:style-name="gr24" draw:text-style-name="P6" draw:layer="layout" svg:width="3.939cm" svg:height="1.062cm" svg:x="8.061cm" svg:y="15.3cm">
          <draw:text-box>
            <text:p>&lt; Pertanyen</text:p>
          </draw:text-box>
        </draw:frame>
        <draw:connector draw:style-name="gr11" draw:text-style-name="P4" draw:layer="layout" draw:type="curve" draw:line-skew="0.82cm" svg:x1="13.155cm" svg:y1="16.419cm" svg:x2="14.654cm" svg:y2="21.268cm" draw:start-shape="id23" svg:d="M13155 16419c2730 0 1980 4849 1499 4849" svg:viewBox="0 0 1972 4850">
          <text:p/>
        </draw:connector>
        <draw:frame draw:style-name="gr61" draw:text-style-name="P6" draw:layer="layout" svg:width="9.769cm" svg:height="0.962cm" svg:x="10.1cm" svg:y="21.4cm">
          <draw:text-box>
            <text:p><text:span text:style-name="T3">Un</text:span> cap pot tindre <text:span text:style-name="T3">molts</text:span> empleats</text:p>
          </draw:text-box>
        </draw:frame>
      </draw:page>
      <draw:page draw:name="page7" draw:style-name="dp1" draw:master-page-name="Per_20_defecte">
        <draw:custom-shape draw:style-name="gr62" draw:text-style-name="P3" draw:layer="layout" svg:width="6.1cm" svg:height="1.6cm" svg:x="1.1cm" svg:y="2cm">
          <text:p text:style-name="P1"><text:span text:style-name="T2">Equips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6.1cm" svg:height="2.8cm" svg:x="12.9cm" svg:y="5.7cm">
          <text:p text:style-name="P1"><text:span text:style-name="T2">Jugadors</text:span></text:p>
          <text:p text:style-name="P1"><text:span text:style-name="T5">Aneu_jugador</text:span></text:p>
          <text:p text:style-name="P1"><text:span text:style-name="T5">Dades personals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6.1cm" svg:height="4.5cm" svg:x="1cm" svg:y="12cm">
          <text:p text:style-name="P1"><text:span text:style-name="T2">Registre</text:span></text:p>
          <text:p text:style-name="P1"><text:span text:style-name="T5">Jugadors</text:span></text:p>
          <text:p text:style-name="P1"><text:span text:style-name="T5">Data</text:span></text:p>
          <text:p text:style-name="P1"><text:span text:style-name="T5">Hora</text:span></text:p>
          <text:p text:style-name="P1"><text:span text:style-name="T5">Resultats</text:span></text:p>
          <text:p text:style-name="P1"><text:span text:style-name="T5">Posicions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6.1cm" svg:height="1.6cm" svg:x="13cm" svg:y="12cm">
          <text:p text:style-name="P1"><text:span text:style-name="T2">Partit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cm" svg:y1="3.6cm" svg:x2="12.9cm" svg:y2="7.1cm">
          <text:p/>
        </draw:line>
        <draw:line draw:style-name="gr4" draw:text-style-name="P4" draw:layer="layout" svg:x1="4.1cm" svg:y1="3.6cm" svg:x2="16.4cm" svg:y2="12cm">
          <text:p/>
        </draw:line>
        <draw:line draw:style-name="gr4" draw:text-style-name="P4" draw:layer="layout" svg:x1="13cm" svg:y1="12.7cm" svg:x2="7.1cm" svg:y2="12.7cm">
          <text:p/>
        </draw:line>
        <draw:frame draw:style-name="gr7" draw:text-style-name="P5" xml:id="id25" draw:id="id25" draw:layer="layout" svg:width="1.455cm" svg:height="0.962cm" svg:x="7.345cm" svg:y="2.8cm">
          <draw:text-box>
            <text:p><text:span text:style-name="T3">1..*</text:span></text:p>
          </draw:text-box>
        </draw:frame>
        <draw:frame draw:style-name="gr7" draw:text-style-name="P5" xml:id="id24" draw:id="id24" draw:layer="layout" svg:width="1.455cm" svg:height="0.962cm" svg:x="12.745cm" svg:y="4.6cm">
          <draw:text-box>
            <text:p><text:span text:style-name="T3">*..1</text:span></text:p>
          </draw:text-box>
        </draw:frame>
        <draw:frame draw:style-name="gr65" draw:text-style-name="P5" xml:id="id27" draw:id="id27" draw:layer="layout" svg:width="1.349cm" svg:height="0.962cm" svg:x="2.2cm" svg:y="3.938cm">
          <draw:text-box>
            <text:p><text:span text:style-name="T3">*..*</text:span></text:p>
          </draw:text-box>
        </draw:frame>
        <draw:frame draw:style-name="gr7" draw:text-style-name="P5" xml:id="id29" draw:id="id29" draw:layer="layout" svg:width="1.455cm" svg:height="0.962cm" svg:x="12.9cm" svg:y="11.1cm">
          <draw:text-box>
            <text:p><text:span text:style-name="T3">1..*</text:span></text:p>
          </draw:text-box>
        </draw:frame>
        <draw:frame draw:style-name="gr45" draw:text-style-name="P5" xml:id="id33" draw:id="id33" draw:layer="layout" svg:width="1.56cm" svg:height="0.962cm" svg:x="12.9cm" svg:y="14.038cm">
          <draw:text-box>
            <text:p><text:span text:style-name="T3">1..1</text:span></text:p>
          </draw:text-box>
        </draw:frame>
        <draw:frame draw:style-name="gr45" draw:text-style-name="P5" xml:id="id31" draw:id="id31" draw:layer="layout" svg:width="1.56cm" svg:height="0.962cm" svg:x="7.2cm" svg:y="14.1cm">
          <draw:text-box>
            <text:p><text:span text:style-name="T3">1..1</text:span></text:p>
          </draw:text-box>
        </draw:frame>
        <draw:frame draw:style-name="gr49" draw:text-style-name="P6" draw:layer="layout" svg:width="2.775cm" svg:height="0.962cm" svg:x="9.5cm" svg:y="3.538cm">
          <draw:text-box>
            <text:p>Tenen &gt;</text:p>
          </draw:text-box>
        </draw:frame>
        <draw:frame draw:style-name="gr66" draw:text-style-name="P6" draw:layer="layout" svg:width="3.237cm" svg:height="0.962cm" svg:x="9.063cm" svg:y="4.5cm">
          <draw:text-box>
            <text:p>&lt; Formen</text:p>
          </draw:text-box>
        </draw:frame>
        <draw:frame draw:style-name="gr67" draw:text-style-name="P6" draw:layer="layout" svg:width="3.313cm" svg:height="0.962cm" svg:x="6.287cm" svg:y="7.3cm">
          <draw:text-box>
            <text:p>&lt; Tenen &gt;</text:p>
          </draw:text-box>
        </draw:frame>
        <draw:frame draw:style-name="gr68" draw:text-style-name="P6" draw:layer="layout" svg:width="2.94cm" svg:height="0.962cm" svg:x="8.5cm" svg:y="11.4cm">
          <draw:text-box>
            <text:p>&lt; Tenen </text:p>
          </draw:text-box>
        </draw:frame>
        <draw:frame draw:style-name="gr69" draw:text-style-name="P6" xml:id="id26" draw:id="id26" draw:layer="layout" svg:width="8.039cm" svg:height="0.962cm" svg:x="9.4cm" svg:y="1.238cm">
          <draw:text-box>
            <text:p><text:span text:style-name="T3">Un</text:span> equip te <text:span text:style-name="T3">molts</text:span> jugadors</text:p>
          </draw:text-box>
        </draw:frame>
        <draw:frame draw:style-name="gr70" draw:text-style-name="P6" draw:layer="layout" svg:width="9.376cm" svg:height="0.962cm" svg:x="9.4cm" svg:y="2.2cm">
          <draw:text-box>
            <text:p><text:span text:style-name="T3">Molts</text:span> jugadors formen <text:span text:style-name="T3">un</text:span> equip</text:p>
          </draw:text-box>
        </draw:frame>
        <draw:frame draw:style-name="gr28" draw:text-style-name="P6" xml:id="id28" draw:id="id28" draw:layer="layout" svg:width="5.64cm" svg:height="1.673cm" svg:x="2cm" svg:y="5.127cm">
          <draw:text-box>
            <text:p><text:span text:style-name="T3">Un</text:span> equip te <text:span text:style-name="T3">molts</text:span> partits</text:p>
          </draw:text-box>
        </draw:frame>
        <draw:frame draw:style-name="gr71" draw:text-style-name="P6" xml:id="id30" draw:id="id30" draw:layer="layout" svg:width="9.452cm" svg:height="0.962cm" svg:x="11cm" svg:y="10.038cm">
          <draw:text-box>
            <text:p><text:span text:style-name="T3">Un</text:span> partit pot tindre <text:span text:style-name="T3">molts</text:span> equips</text:p>
          </draw:text-box>
        </draw:frame>
        <draw:connector draw:style-name="gr11" draw:text-style-name="P4" draw:layer="layout" draw:type="curve" svg:x1="13.472cm" svg:y1="4.6cm" svg:x2="13.467cm" svg:y2="3.358cm" draw:start-shape="id24" draw:start-glue-point="0" svg:d="M13472 4600c0-1306-5-686-5-1242" svg:viewBox="0 0 6 1243">
          <text:p/>
        </draw:connector>
        <draw:connector draw:style-name="gr11" draw:text-style-name="P4" draw:layer="layout" draw:type="curve" svg:x1="8.072cm" svg:y1="2.8cm" svg:x2="9.4cm" svg:y2="1.719cm" draw:start-shape="id25" draw:start-glue-point="0" draw:end-shape="id26" draw:end-glue-point="3" svg:d="M8072 2800c0-721 442-1081 1328-1081" svg:viewBox="0 0 1329 1082">
          <text:p/>
        </draw:connector>
        <draw:connector draw:style-name="gr11" draw:text-style-name="P4" draw:layer="layout" draw:type="curve" svg:x1="2.2cm" svg:y1="4.419cm" svg:x2="2cm" svg:y2="5.963cm" draw:start-shape="id27" draw:start-glue-point="3" draw:end-shape="id28" svg:d="M2200 4419c-1050 0-950 1544-200 1544" svg:viewBox="0 0 777 1545">
          <text:p/>
        </draw:connector>
        <draw:connector draw:style-name="gr11" draw:text-style-name="P4" draw:layer="layout" draw:type="curve" svg:x1="14.355cm" svg:y1="11.581cm" svg:x2="15.726cm" svg:y2="11cm" draw:start-shape="id29" draw:start-glue-point="1" draw:end-shape="id30" draw:end-glue-point="2" svg:d="M14355 11581c914 0 1371-193 1371-581" svg:viewBox="0 0 1372 582">
          <text:p/>
        </draw:connector>
        <draw:frame draw:style-name="gr72" draw:text-style-name="P6" xml:id="id34" draw:id="id34" draw:layer="layout" svg:width="6.776cm" svg:height="0.962cm" svg:x="12.1cm" svg:y="15.238cm">
          <draw:text-box>
            <text:p><text:span text:style-name="T3">Un</text:span> partit te <text:span text:style-name="T3">un</text:span> registre</text:p>
          </draw:text-box>
        </draw:frame>
        <draw:frame draw:style-name="gr22" draw:text-style-name="P6" draw:layer="layout" svg:width="3.415cm" svg:height="0.962cm" svg:x="8.46cm" svg:y="12.938cm">
          <draw:text-box>
            <text:p>Pertany &gt; </text:p>
          </draw:text-box>
        </draw:frame>
        <draw:frame draw:style-name="gr73" draw:text-style-name="P6" xml:id="id32" draw:id="id32" draw:layer="layout" svg:width="8.889cm" svg:height="0.962cm" svg:x="3.524cm" svg:y="17.1cm">
          <draw:text-box>
            <text:p><text:span text:style-name="T3">Un</text:span> registre pertany a <text:span text:style-name="T3">un</text:span> partit</text:p>
          </draw:text-box>
        </draw:frame>
        <draw:connector draw:style-name="gr11" draw:text-style-name="P4" draw:layer="layout" draw:type="curve" svg:x1="7.98cm" svg:y1="15.062cm" svg:x2="7.968cm" svg:y2="17.1cm" draw:start-shape="id31" draw:start-glue-point="2" draw:end-shape="id32" draw:end-glue-point="0" svg:d="M7980 15062c0 1528-12 510-12 2038" svg:viewBox="0 0 13 2039">
          <text:p/>
        </draw:connector>
        <draw:connector draw:style-name="gr11" draw:text-style-name="P4" draw:layer="layout" draw:type="curve" svg:x1="14.46cm" svg:y1="14.519cm" svg:x2="15.488cm" svg:y2="15.238cm" draw:start-shape="id33" draw:start-glue-point="1" draw:end-shape="id34" svg:d="M14460 14519c686 0 1028 239 1028 719" svg:viewBox="0 0 1029 720">
          <text:p/>
        </draw:connector>
      </draw:page>
      <draw:page draw:name="page8" draw:style-name="dp1" draw:master-page-name="Per_20_defecte">
        <draw:custom-shape draw:style-name="gr74" draw:text-style-name="P3" draw:layer="layout" svg:width="6.6cm" svg:height="2.6cm" svg:x="4.2cm" svg:y="2.5cm">
          <text:p text:style-name="P1"><text:span text:style-name="T2">Empresa</text:span>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6.6cm" svg:height="2.6cm" svg:x="4.3cm" svg:y="19.4cm">
          <text:p text:style-name="P1"><text:span text:style-name="T2">Registre</text:span></text:p>
          <text:p text:style-name="P1"><text:span text:style-name="T5">Dades fill</text:span>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6.6cm" svg:height="2.6cm" svg:x="4.3cm" svg:y="10.7cm">
          <text:p text:style-name="P1"><text:span text:style-name="T2">Empleat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cm" svg:y1="5.1cm" svg:x2="7.6cm" svg:y2="10.7cm">
          <text:p/>
        </draw:line>
        <draw:line draw:style-name="gr4" draw:text-style-name="P4" draw:layer="layout" svg:x1="7.6cm" svg:y1="13.3cm" svg:x2="7.6cm" svg:y2="19.5cm">
          <text:p/>
        </draw:line>
        <draw:frame draw:style-name="gr7" draw:text-style-name="P5" xml:id="id35" draw:id="id35" draw:layer="layout" svg:width="1.455cm" svg:height="0.962cm" svg:x="8.245cm" svg:y="5.338cm">
          <draw:text-box>
            <text:p><text:span text:style-name="T3">1..*</text:span></text:p>
          </draw:text-box>
        </draw:frame>
        <draw:frame draw:style-name="gr7" draw:text-style-name="P5" xml:id="id36" draw:id="id36" draw:layer="layout" svg:width="1.455cm" svg:height="0.962cm" svg:x="8.245cm" svg:y="9.538cm">
          <draw:text-box>
            <text:p><text:span text:style-name="T3">*..1</text:span></text:p>
          </draw:text-box>
        </draw:frame>
        <draw:frame draw:style-name="gr7" draw:text-style-name="P5" xml:id="id37" draw:id="id37" draw:layer="layout" svg:width="1.455cm" svg:height="0.962cm" svg:x="8.045cm" svg:y="13.6cm">
          <draw:text-box>
            <text:p><text:span text:style-name="T3">1..*</text:span></text:p>
          </draw:text-box>
        </draw:frame>
        <draw:frame draw:style-name="gr7" draw:text-style-name="P5" xml:id="id38" draw:id="id38" draw:layer="layout" svg:width="1.455cm" svg:height="0.962cm" svg:x="8.045cm" svg:y="18.238cm">
          <draw:text-box>
            <text:p><text:span text:style-name="T3">*..1</text:span></text:p>
          </draw:text-box>
        </draw:frame>
        <draw:frame draw:style-name="gr21" draw:text-style-name="P6" draw:layer="layout" svg:width="1.721cm" svg:height="0.962cm" svg:x="7.9cm" svg:y="6.5cm">
          <draw:text-box>
            <text:p>Te &gt;</text:p>
          </draw:text-box>
        </draw:frame>
        <draw:frame draw:style-name="gr66" draw:text-style-name="P6" draw:layer="layout" svg:width="3.237cm" svg:height="0.962cm" svg:x="8cm" svg:y="7.538cm">
          <draw:text-box>
            <text:p>&lt; Pertany</text:p>
          </draw:text-box>
        </draw:frame>
        <draw:frame draw:style-name="gr49" draw:text-style-name="P6" draw:layer="layout" svg:width="2.775cm" svg:height="0.962cm" svg:x="8cm" svg:y="14.938cm">
          <draw:text-box>
            <text:p>Tenen &gt;</text:p>
          </draw:text-box>
        </draw:frame>
        <draw:frame draw:style-name="gr66" draw:text-style-name="P6" draw:layer="layout" svg:width="3.237cm" svg:height="0.962cm" svg:x="7.9cm" svg:y="15.938cm">
          <draw:text-box>
            <text:p>&lt; Pertany</text:p>
          </draw:text-box>
        </draw:frame>
        <draw:connector draw:style-name="gr11" draw:text-style-name="P4" draw:layer="layout" draw:type="curve" svg:x1="9.7cm" svg:y1="5.819cm" svg:x2="12.856cm" svg:y2="3.086cm" draw:start-shape="id35" draw:start-glue-point="1" svg:d="M9700 5819c2742 0 1164-2733 3156-2733" svg:viewBox="0 0 3157 2734">
          <text:p/>
        </draw:connector>
        <draw:connector draw:style-name="gr11" draw:text-style-name="P4" draw:layer="layout" draw:type="curve" svg:x1="9.7cm" svg:y1="10.019cm" svg:x2="12.856cm" svg:y2="8.446cm" draw:start-shape="id36" draw:start-glue-point="1" svg:d="M9700 10019c2742 0 1164-1573 3156-1573" svg:viewBox="0 0 3157 1574">
          <text:p/>
        </draw:connector>
        <draw:connector draw:style-name="gr11" draw:text-style-name="P4" draw:layer="layout" draw:type="curve" svg:x1="9.5cm" svg:y1="14.081cm" svg:x2="12.822cm" svg:y2="13.059cm" draw:start-shape="id37" draw:start-glue-point="1" svg:d="M9500 14081c2866 0 1206-1022 3322-1022" svg:viewBox="0 0 3323 1023">
          <text:p/>
        </draw:connector>
        <draw:connector draw:style-name="gr11" draw:text-style-name="P4" draw:layer="layout" draw:type="curve" svg:x1="9.5cm" svg:y1="18.719cm" svg:x2="12.822cm" svg:y2="17.672cm" draw:start-shape="id38" draw:start-glue-point="1" svg:d="M9500 18719c2866 0 1206-1047 3322-1047" svg:viewBox="0 0 3323 1048">
          <text:p/>
        </draw:connector>
        <draw:frame draw:style-name="gr28" draw:text-style-name="P6" draw:layer="layout" svg:width="6.5cm" svg:height="1.673cm" svg:x="13.1cm" svg:y="2.7cm">
          <draw:text-box>
            <text:p><text:span text:style-name="T3">Una</text:span> empresa te <text:span text:style-name="T3">molts</text:span> empleats</text:p>
          </draw:text-box>
        </draw:frame>
        <draw:frame draw:style-name="gr8" draw:text-style-name="P6" draw:layer="layout" svg:width="6.661cm" svg:height="2.384cm" svg:x="13.139cm" svg:y="7.616cm">
          <draw:text-box>
            <text:p><text:span text:style-name="T3">Molts</text:span> empleats pertanyen a <text:span text:style-name="T3">una</text:span> empresa</text:p>
          </draw:text-box>
        </draw:frame>
        <draw:frame draw:style-name="gr8" draw:text-style-name="P6" draw:layer="layout" svg:width="6.885cm" svg:height="2.384cm" svg:x="12.815cm" svg:y="12.538cm">
          <draw:text-box>
            <text:p><text:span text:style-name="T3">Un</text:span> empleat pot tindre el registre de <text:span text:style-name="T3">molts</text:span> fills</text:p>
          </draw:text-box>
        </draw:frame>
        <draw:frame draw:style-name="gr8" draw:text-style-name="P6" draw:layer="layout" svg:width="6.353cm" svg:height="2.384cm" svg:x="12.947cm" svg:y="17.038cm">
          <draw:text-box>
            <text:p><text:span text:style-name="T3">Molts</text:span> registres poden pertanyer a <text:span text:style-name="T3">un</text:span> empleat</text:p>
          </draw:text-box>
        </draw:frame>
      </draw:page>
      <draw:page draw:name="page9" draw:style-name="dp1" draw:master-page-name="Per_20_defecte">
        <draw:custom-shape draw:style-name="gr75" draw:text-style-name="P3" draw:layer="layout" svg:width="7.3cm" svg:height="2.3cm" svg:x="3.8cm" svg:y="3.4cm">
          <text:p text:style-name="P1"><text:span text:style-name="T2">Universitat</text:span>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7.3cm" svg:height="2.3cm" svg:x="3.7cm" svg:y="10.5cm">
          <text:p text:style-name="P1"><text:span text:style-name="T2">Carreres</text:span>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7.3cm" svg:height="2.3cm" svg:x="3.5cm" svg:y="25.2cm">
          <text:p text:style-name="P1"><text:span text:style-name="T2">Alumnes</text:span>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7.3cm" svg:height="2.3cm" svg:x="3.5cm" svg:y="18.1cm">
          <text:p text:style-name="P1"><text:span text:style-name="T2">Assignatures</text:span></text:p>
          <text:p text:style-name="P1"><text:span text:style-name="T5">Dades alumne</text:span></text:p>
          <text:p text:style-name="P1"><text:span text:style-name="T5">Qualificacions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39" draw:id="id39" draw:layer="layout" svg:width="1.455cm" svg:height="0.962cm" svg:x="8.445cm" svg:y="6.038cm">
          <draw:text-box>
            <text:p><text:span text:style-name="T3">1..*</text:span></text:p>
          </draw:text-box>
        </draw:frame>
        <draw:frame draw:style-name="gr7" draw:text-style-name="P5" xml:id="id40" draw:id="id40" draw:layer="layout" svg:width="1.455cm" svg:height="0.962cm" svg:x="8.5cm" svg:y="9.238cm">
          <draw:text-box>
            <text:p><text:span text:style-name="T3">*..1</text:span></text:p>
          </draw:text-box>
        </draw:frame>
        <draw:frame draw:style-name="gr7" draw:text-style-name="P5" xml:id="id41" draw:id="id41" draw:layer="layout" svg:width="1.455cm" svg:height="0.962cm" svg:x="8.345cm" svg:y="13.1cm">
          <draw:text-box>
            <text:p><text:span text:style-name="T3">1..*</text:span></text:p>
          </draw:text-box>
        </draw:frame>
        <draw:frame draw:style-name="gr7" draw:text-style-name="P5" xml:id="id42" draw:id="id42" draw:layer="layout" svg:width="1.455cm" svg:height="0.962cm" svg:x="8.345cm" svg:y="17cm">
          <draw:text-box>
            <text:p><text:span text:style-name="T3">*..1</text:span></text:p>
          </draw:text-box>
        </draw:frame>
        <draw:line draw:style-name="gr4" draw:text-style-name="P4" draw:layer="layout" svg:x1="7.1cm" svg:y1="5.8cm" svg:x2="7.1cm" svg:y2="10.5cm">
          <text:p/>
        </draw:line>
        <draw:line draw:style-name="gr4" draw:text-style-name="P4" draw:layer="layout" svg:x1="7.1cm" svg:y1="12.9cm" svg:x2="7.1cm" svg:y2="18cm">
          <text:p/>
        </draw:line>
        <draw:line draw:style-name="gr4" draw:text-style-name="P4" draw:layer="layout" svg:x1="7.1cm" svg:y1="20.4cm" svg:x2="7.1cm" svg:y2="25.2cm">
          <text:p/>
        </draw:line>
        <draw:frame draw:style-name="gr7" draw:text-style-name="P5" xml:id="id43" draw:id="id43" draw:layer="layout" svg:width="1.455cm" svg:height="0.962cm" svg:x="8.2cm" svg:y="20.738cm">
          <draw:text-box>
            <text:p><text:span text:style-name="T3">1..*</text:span></text:p>
          </draw:text-box>
        </draw:frame>
        <draw:frame draw:style-name="gr7" draw:text-style-name="P5" xml:id="id44" draw:id="id44" draw:layer="layout" svg:width="1.455cm" svg:height="0.962cm" svg:x="8.145cm" svg:y="24.038cm">
          <draw:text-box>
            <text:p><text:span text:style-name="T3">*..1</text:span></text:p>
          </draw:text-box>
        </draw:frame>
        <draw:frame draw:style-name="gr21" draw:text-style-name="P6" draw:layer="layout" svg:width="1.721cm" svg:height="0.962cm" svg:x="8.3cm" svg:y="7.1cm">
          <draw:text-box>
            <text:p>Te &gt;</text:p>
          </draw:text-box>
        </draw:frame>
        <draw:frame draw:style-name="gr76" draw:text-style-name="P6" draw:layer="layout" svg:width="3.939cm" svg:height="0.962cm" svg:x="7.761cm" svg:y="8.2cm">
          <draw:text-box>
            <text:p>&lt; Pertanyen</text:p>
          </draw:text-box>
        </draw:frame>
        <draw:frame draw:style-name="gr21" draw:text-style-name="P6" draw:layer="layout" svg:width="1.721cm" svg:height="0.962cm" svg:x="7.8cm" svg:y="14.2cm">
          <draw:text-box>
            <text:p>Te &gt;</text:p>
          </draw:text-box>
        </draw:frame>
        <draw:frame draw:style-name="gr76" draw:text-style-name="P6" draw:layer="layout" svg:width="3.939cm" svg:height="0.962cm" svg:x="7.561cm" svg:y="15.4cm">
          <draw:text-box>
            <text:p>&lt; Pertanyen</text:p>
          </draw:text-box>
        </draw:frame>
        <draw:frame draw:style-name="gr77" draw:text-style-name="P6" draw:layer="layout" svg:width="3.503cm" svg:height="0.962cm" svg:x="7.4cm" svg:y="22.238cm">
          <draw:text-box>
            <text:p>&lt; Cursar &gt;</text:p>
          </draw:text-box>
        </draw:frame>
        <draw:connector draw:style-name="gr11" draw:text-style-name="P4" draw:layer="layout" draw:type="curve" svg:x1="9.9cm" svg:y1="6.519cm" svg:x2="12.483cm" svg:y2="3.867cm" draw:start-shape="id39" draw:start-glue-point="1" svg:d="M9900 6519c2313 0 1022-2652 2583-2652" svg:viewBox="0 0 2584 2653">
          <text:p/>
        </draw:connector>
        <draw:connector draw:style-name="gr11" draw:text-style-name="P4" draw:layer="layout" draw:type="curve" svg:x1="9.955cm" svg:y1="9.719cm" svg:x2="13.196cm" svg:y2="8.277cm" draw:start-shape="id40" draw:start-glue-point="1" svg:d="M9955 9719c2806 0 1186-1442 3241-1442" svg:viewBox="0 0 3242 1443">
          <text:p/>
        </draw:connector>
        <draw:connector draw:style-name="gr11" draw:text-style-name="P4" draw:layer="layout" draw:type="curve" svg:x1="9.8cm" svg:y1="13.581cm" svg:x2="12.856cm" svg:y2="12.517cm" draw:start-shape="id41" draw:start-glue-point="1" svg:d="M9800 13581c2667 0 1139-1064 3056-1064" svg:viewBox="0 0 3057 1065">
          <text:p/>
        </draw:connector>
        <draw:connector draw:style-name="gr11" draw:text-style-name="P4" draw:layer="layout" draw:type="curve" svg:x1="9.8cm" svg:y1="17.481cm" svg:x2="12.924cm" svg:y2="16.452cm" draw:start-shape="id42" draw:start-glue-point="1" svg:d="M9800 17481c2718 0 1156-1029 3124-1029" svg:viewBox="0 0 3125 1030">
          <text:p/>
        </draw:connector>
        <draw:connector draw:style-name="gr11" draw:text-style-name="P4" draw:layer="layout" draw:type="curve" svg:x1="9.655cm" svg:y1="21.219cm" svg:x2="12.89cm" svg:y2="19.81cm" draw:start-shape="id43" draw:start-glue-point="1" svg:d="M9655 21219c2802 0 1185-1409 3235-1409" svg:viewBox="0 0 3236 1410">
          <text:p/>
        </draw:connector>
        <draw:connector draw:style-name="gr11" draw:text-style-name="P4" draw:layer="layout" draw:type="curve" svg:x1="9.6cm" svg:y1="24.519cm" svg:x2="12.992cm" svg:y2="24.559cm" draw:start-shape="id44" draw:start-glue-point="1" svg:d="M9600 24519c2919 0 1223 40 3392 40" svg:viewBox="0 0 3393 41">
          <text:p/>
        </draw:connector>
        <draw:frame draw:style-name="gr28" draw:text-style-name="P6" draw:layer="layout" svg:width="6.9cm" svg:height="1.673cm" svg:x="12.6cm" svg:y="3.438cm">
          <draw:text-box>
            <text:p><text:span text:style-name="T3">Un</text:span> universitat pot tindre <text:span text:style-name="T3">moltes</text:span> carreres</text:p>
          </draw:text-box>
        </draw:frame>
        <draw:frame draw:style-name="gr8" draw:text-style-name="P6" draw:layer="layout" svg:width="6.285cm" svg:height="2.384cm" svg:x="13.215cm" svg:y="7.738cm">
          <draw:text-box>
            <text:p><text:span text:style-name="T3">Moltes</text:span> carreres poden pertanyer a <text:span text:style-name="T3">una</text:span> universitat</text:p>
          </draw:text-box>
        </draw:frame>
        <draw:frame draw:style-name="gr28" draw:text-style-name="P6" draw:layer="layout" svg:width="6.5cm" svg:height="1.673cm" svg:x="13cm" svg:y="11.827cm">
          <draw:text-box>
            <text:p><text:span text:style-name="T3">Una</text:span> carrera te <text:span text:style-name="T3">moltes</text:span> assignatures</text:p>
          </draw:text-box>
        </draw:frame>
        <draw:frame draw:style-name="gr78" draw:text-style-name="P6" draw:layer="layout" svg:width="6cm" svg:height="3.095cm" svg:x="13.3cm" svg:y="15.3cm">
          <draw:text-box>
            <text:p><text:span text:style-name="T3">Moltes</text:span> assignatures pertanyen a <text:span text:style-name="T3">una</text:span> carrera</text:p>
          </draw:text-box>
        </draw:frame>
        <draw:frame draw:style-name="gr8" draw:text-style-name="P6" draw:layer="layout" svg:width="6.4cm" svg:height="2.384cm" svg:x="13cm" svg:y="19.238cm">
          <draw:text-box>
            <text:p><text:span text:style-name="T3">Una</text:span> assignatura es cursada per <text:span text:style-name="T3">molts</text:span> alumnes</text:p>
          </draw:text-box>
        </draw:frame>
        <draw:frame draw:style-name="gr8" draw:text-style-name="P6" draw:layer="layout" svg:width="6.243cm" svg:height="2.384cm" svg:x="13.257cm" svg:y="24.038cm">
          <draw:text-box>
            <text:p><text:span text:style-name="T3">Molts</text:span> alumnes poden cursar <text:span text:style-name="T3">una</text:span> assignatura</text:p>
          </draw:text-box>
        </draw:frame>
      </draw:page>
      <draw:page draw:name="page10" draw:style-name="dp1" draw:master-page-name="Per_20_defecte">
        <draw:custom-shape draw:style-name="gr79" draw:text-style-name="P3" draw:layer="layout" svg:width="5.3cm" svg:height="2.4cm" svg:x="1cm" svg:y="6.9cm">
          <text:p text:style-name="P3"><text:span text:style-name="T2">EDITORIAL</text:span>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5.3cm" svg:height="2.4cm" svg:x="7.6cm" svg:y="14.9cm">
          <text:p text:style-name="P3"><text:span text:style-name="T2">AUTOR</text:span>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5.3cm" svg:height="2.4cm" svg:x="14.7cm" svg:y="6.9cm">
          <text:p text:style-name="P3"><text:span text:style-name="T2">LLIBRE</text:span></text:p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3.5cm" svg:height="1.8cm" svg:x="8.6cm" svg:y="10.9cm">
          <text:p text:style-name="P1">ed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3cm" svg:y1="8cm" svg:x2="9.2cm" svg:y2="11.2cm">
          <text:p/>
        </draw:line>
        <draw:line draw:style-name="gr4" draw:text-style-name="P4" draw:layer="layout" svg:x1="14.6cm" svg:y1="8cm" svg:x2="11.6cm" svg:y2="11.2cm">
          <text:p/>
        </draw:line>
        <draw:line draw:style-name="gr4" draw:text-style-name="P4" draw:layer="layout" svg:x1="10.4cm" svg:y1="12.7cm" svg:x2="10.4cm" svg:y2="15.2cm">
          <text:p/>
        </draw:line>
        <draw:frame draw:style-name="gr81" draw:text-style-name="P5" xml:id="id45" draw:id="id45" draw:layer="layout" svg:width="1.455cm" svg:height="0.962cm" svg:x="6.545cm" svg:y="7cm">
          <draw:text-box>
            <text:p text:style-name="P7"><text:span text:style-name="T3">1..*</text:span></text:p>
          </draw:text-box>
        </draw:frame>
        <draw:frame draw:style-name="gr81" draw:text-style-name="P5" xml:id="id47" draw:id="id47" draw:layer="layout" svg:width="1.455cm" svg:height="0.962cm" svg:x="10.645cm" svg:y="13.938cm">
          <draw:text-box>
            <text:p text:style-name="P7"><text:span text:style-name="T3">1..*</text:span></text:p>
          </draw:text-box>
        </draw:frame>
        <draw:frame draw:style-name="gr81" draw:text-style-name="P5" xml:id="id46" draw:id="id46" draw:layer="layout" svg:width="1.455cm" svg:height="0.962cm" svg:x="13cm" svg:y="7.1cm">
          <draw:text-box>
            <text:p text:style-name="P7"><text:span text:style-name="T3">*..1</text:span></text:p>
          </draw:text-box>
        </draw:frame>
        <draw:connector draw:style-name="gr4" draw:text-style-name="P4" draw:layer="layout" draw:type="curve" svg:x1="7.272cm" svg:y1="7cm" svg:x2="3.121cm" svg:y2="4.206cm" draw:start-shape="id45" draw:start-glue-point="0" svg:d="M7272 7000c0-2470-4151-1074-4151-2794" svg:viewBox="0 0 4152 2795">
          <text:p/>
        </draw:connector>
        <draw:frame draw:style-name="gr81" draw:text-style-name="P6" draw:layer="layout" svg:width="14.909cm" svg:height="0.962cm" svg:x="1.592cm" svg:y="3.2cm">
          <draw:text-box>
            <text:p><text:span text:style-name="T3">Una</text:span> editorial pot <text:span text:style-name="T6">editar</text:span> <text:span text:style-name="T3">molts</text:span> llibres de <text:span text:style-name="T3">molts</text:span> autors</text:p>
          </draw:text-box>
        </draw:frame>
        <draw:frame draw:style-name="gr81" draw:text-style-name="P6" draw:layer="layout" svg:width="16.463cm" svg:height="0.962cm" svg:x="3.591cm" svg:y="1.7cm">
          <draw:text-box>
            <text:p><text:span text:style-name="T3">Un</text:span> llibre pot ser <text:span text:style-name="T6">editat</text:span> per <text:span text:style-name="T3">moltes</text:span> editorials i <text:span text:style-name="T3">molts</text:span> autors</text:p>
          </draw:text-box>
        </draw:frame>
        <draw:connector draw:style-name="gr4" draw:text-style-name="P4" draw:layer="layout" draw:type="curve" svg:x1="13.727cm" svg:y1="7.1cm" svg:x2="18.182cm" svg:y2="3.29cm" draw:start-shape="id46" draw:start-glue-point="0" svg:d="M13727 7100c0-3232 4455-1328 4455-3810" svg:viewBox="0 0 4456 3811">
          <text:p/>
        </draw:connector>
        <draw:connector draw:style-name="gr4" draw:text-style-name="P4" draw:layer="layout" draw:type="curve" draw:line-skew="1.114cm" svg:x1="12.1cm" svg:y1="14.419cm" svg:x2="12.721cm" svg:y2="19.946cm" draw:start-shape="id47" draw:start-glue-point="1" svg:d="M12100 14419c2512 0 2202 5527 621 5527" svg:viewBox="0 0 1849 5528">
          <text:p/>
        </draw:connector>
        <draw:frame draw:style-name="gr81" draw:text-style-name="P6" draw:layer="layout" svg:width="14.909cm" svg:height="0.962cm" svg:x="5.092cm" svg:y="20.4cm">
          <draw:text-box>
            <text:p><text:span text:style-name="T3">Un</text:span> autor pot <text:span text:style-name="T6">editar</text:span> <text:span text:style-name="T3">molts</text:span> llibres de <text:span text:style-name="T3">moltes</text:span> editori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5:37:47.804326803</meta:creation-date>
    <dc:date>2019-01-08T17:13:29.613191041</dc:date>
    <meta:editing-duration>PT8M43S</meta:editing-duration>
    <meta:editing-cycles>2</meta:editing-cycles>
    <meta:generator>LibreOffice/5.1.6.2$Linux_X86_64 LibreOffice_project/10m0$Build-2</meta:generator>
    <meta:document-statistic meta:object-count="227"/>
  </office:meta>
</office:document-meta>
</file>